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6"/>
    <style:style style:name="P3" style:family="paragraph" style:parent-style-name="Preformatted_20_Text" style:list-style-name="L19"/>
    <style:style style:name="P4" style:family="paragraph" style:parent-style-name="Preformatted_20_Text" style:list-style-name="L20"/>
    <style:style style:name="P5" style:family="paragraph" style:parent-style-name="Preformatted_20_Text" style:list-style-name="L2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paragraph-properties fo:margin-top="0in" fo:margin-bottom="0in" style:contextual-spacing="false"/>
    </style:style>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paragraph-properties fo:margin-top="0in" fo:margin-bottom="0in" style:contextual-spacing="false"/>
    </style:style>
    <style:style style:name="P19" style:family="paragraph" style:parent-style-name="Text_20_body" style:list-style-name="L15">
      <style:paragraph-properties fo:margin-top="0in" fo:margin-bottom="0in" style:contextual-spacing="false"/>
    </style:style>
    <style:style style:name="P20" style:family="paragraph" style:parent-style-name="Text_20_body" style:list-style-name="L16"/>
    <style:style style:name="P21" style:family="paragraph" style:parent-style-name="Text_20_body" style:list-style-name="L17">
      <style:paragraph-properties fo:margin-top="0in" fo:margin-bottom="0in" style:contextual-spacing="false"/>
    </style:style>
    <style:style style:name="P22" style:family="paragraph" style:parent-style-name="Text_20_body" style:list-style-name="L18">
      <style:paragraph-properties fo:margin-top="0in" fo:margin-bottom="0in" style:contextual-spacing="false"/>
    </style:style>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paragraph-properties fo:margin-top="0in" fo:margin-bottom="0in"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23">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mplementing-role-based-access-control-rbac"/>Implementing Role-Based Access Control (RBAC)<text:bookmark-end text:name="implementing-role-based-access-control-rbac"/></text:h>
      <text:h text:style-name="Heading_20_2" text:outline-level="2"><text:bookmark-start text:name="introduction"/>Introduction<text:bookmark-end text:name="introduction"/></text:h>
      <text:h text:style-name="Heading_20_3" text:outline-level="3"><text:bookmark-start text:name="understanding-the-basics-of-rbac"/>Understanding the Basics of RBAC<text:bookmark-end text:name="understanding-the-basics-of-rbac"/></text:h>
      <text:p text:style-name="First_20_paragraph">At its core, Role-Based Access Control (RBAC) is a way to manage who can do what on a system. It revolves around three key components:</text:p>
      <text:list xml:id="list4031472186" text:style-name="L8">
        <text:list-item>
          <text:p text:style-name="P12"><text:span text:style-name="T1">Users</text:span>: These are the individuals who interact with the system (like yourself as the administrator, or perhaps a web application user).</text:p>
        </text:list-item>
        <text:list-item>
          <text:p text:style-name="P12"><text:span text:style-name="T1">Roles</text:span>: These are collections of permissions that define a specific set of responsibilities or job functions. Think of roles like "Web Administrator," "Database Operator," or "Log Viewer."</text:p>
        </text:list-item>
        <text:list-item>
          <text:p text:style-name="P12"><text:span text:style-name="T1">Permissions</text:span>: These define the specific actions a user is allowed to perform on system resources (like reading a file, writing to a directory, or executing a command).</text:p>
        </text:list-item>
      </text:list>
      <text:p text:style-name="First_20_paragraph">Imagine a library. Instead of giving each visitor individual keys to specific bookshelves (tedious!), the librarian might create roles:</text:p>
      <text:list xml:id="list4248118497" text:style-name="L9">
        <text:list-item>
          <text:p text:style-name="P13"><text:span text:style-name="T1">General Visitor</text:span>: This role has permission to browse the public shelves and check out books.</text:p>
        </text:list-item>
        <text:list-item>
          <text:p text:style-name="P13"><text:span text:style-name="T1">Research Assistant</text:span>: This role has the permissions of a "General Visitor" plus access to the research archives.</text:p>
        </text:list-item>
        <text:list-item>
          <text:p text:style-name="P13"><text:span text:style-name="T1">Librarian</text:span>: This role has permissions to manage the catalog, add new books, and access all areas.</text:p>
        </text:list-item>
      </text:list>
      <text:p text:style-name="First_20_paragraph">The benefit of RBAC for system administration is that it makes managing security much more organized and scalable. Instead of assigning permissions to individual users every time, you assign permissions to roles and then assign users to those roles. This makes it easier to:</text:p>
      <text:list xml:id="list4250395933" text:style-name="L10">
        <text:list-item>
          <text:p text:style-name="P14"><text:span text:style-name="T1">Maintain Security</text:span>: When responsibilities change, you only need to update the role, not individual user accounts.</text:p>
        </text:list-item>
        <text:list-item>
          <text:p text:style-name="P14"><text:span text:style-name="T1">Improve Efficiency</text:span>: Adding or removing user access becomes quicker by simply assigning or unassigning roles.</text:p>
        </text:list-item>
        <text:list-item>
          <text:p text:style-name="P14"><text:span text:style-name="T1">Enhance Auditability</text:span>: It's easier to see who has access to what based on their assigned roles.</text:p>
        </text:list-item>
      </text:list>
      <text:h text:style-name="Heading_20_2" text:outline-level="2"><text:bookmark-start text:name="user-and-group-management"/>User and Group Management<text:bookmark-end text:name="user-and-group-management"/></text:h>
      <text:p text:style-name="First_20_paragraph">In Linux, users and groups are the fundamental building blocks for managing access.</text:p>
      <text:list xml:id="list579409501" text:style-name="L11">
        <text:list-item>
          <text:p text:style-name="P15"><text:span text:style-name="T1">Users</text:span> represent individual accounts on the system.Each user has a unique username and a user ID (UID). When you log in, you're logging in as a specific user.</text:p>
        </text:list-item>
        <text:list-item>
          <text:p text:style-name="P15"><text:span text:style-name="T1">Groups</text:span> are collections of users. Instead of assigning the same permissions to multiple individual users, you can add them to a group and then assign permissions to that group. Each group has a unique group name and a group ID (GID).</text:p>
        </text:list-item>
      </text:list>
      <text:p text:style-name="First_20_paragraph"><text:soft-page-break/>Linux provides command-line tools to manage these users and groups:</text:p>
      <text:list xml:id="list329663915" text:style-name="L12">
        <text:list-item>
          <text:p text:style-name="P16"><text:span text:style-name="Source_5f_Text">useradd</text:span>: Used to create new user accounts.</text:p>
        </text:list-item>
        <text:list-item>
          <text:p text:style-name="P16"><text:span text:style-name="Source_5f_Text">userdel</text:span>: Used to delete existing user accounts.</text:p>
        </text:list-item>
        <text:list-item>
          <text:p text:style-name="P16"><text:span text:style-name="Source_5f_Text">usermod</text:span>: Used to modify existing user account properties (like adding them to groups).</text:p>
        </text:list-item>
        <text:list-item>
          <text:p text:style-name="P16"><text:span text:style-name="Source_5f_Text">groupadd</text:span>: Used to create new groups.</text:p>
        </text:list-item>
        <text:list-item>
          <text:p text:style-name="P16"><text:span text:style-name="Source_5f_Text">groupdel</text:span>: Used to delete existing groups.</text:p>
        </text:list-item>
        <text:list-item>
          <text:p text:style-name="P16"><text:span text:style-name="Source_5f_Text">groupmod</text:span>: Used to modify existing group properties (like renaming).</text:p>
        </text:list-item>
      </text:list>
      <text:p text:style-name="First_20_paragraph">For example, to create a new user named 'webadmin', you would use:</text:p>
      <text:p text:style-name="Preformatted_20_Text"><text:span text:style-name="FunctionTok">sudo</text:span><text:span text:style-name="NormalTok"> useradd webadmin</text:span> </text:p>
      <text:p text:style-name="First_20_paragraph">(The <text:span text:style-name="Source_5f_Text">sudo</text:span> command allows you to run commands with administrative privileges).</text:p>
      <text:p text:style-name="Text_20_body">To create a new group named 'webdevs', you would use:</text:p>
      <text:p text:style-name="Preformatted_20_Text"><text:span text:style-name="FunctionTok">sudo</text:span><text:span text:style-name="NormalTok"> groupadd webdevs</text:span> </text:p>
      <text:h text:style-name="Heading_20_3" text:outline-level="3"><text:bookmark-start text:name="assigning-users-to-appropriate-groups-for-implementing-rbac"/>Assigning Users to Appropriate Groups for Implementing RBAC<text:bookmark-end text:name="assigning-users-to-appropriate-groups-for-implementing-rbac"/></text:h>
      <text:p text:style-name="First_20_paragraph">The power of RBAC in Linux really comes into play when you start assigning users to groups. Think back to our library analogy. Instead of giving individual permissions to each visitor, the librarian assigns them to the "General Visitor" group, which has a predefined set of permissions (browsing, checkout).</text:p>
      <text:p text:style-name="Text_20_body">With Linux, a user always has a primary group that is usually created automatically when the user is created. However, a user can also belong to multiple <text:span text:style-name="T1">secondary groups</text:span>. This is key for implementing RBAC because you can create groups that represent your roles (like 'webadmins', 'dboperators', 'logviewers') and then add the appropriate users to these groups.</text:p>
      <text:p text:style-name="Text_20_body">The command to add an existing user to a secondary group is <text:span text:style-name="Source_5f_Text">usermod</text:span> with the <text:span text:style-name="Source_5f_Text">-aG</text:span> options. The <text:span text:style-name="Source_5f_Text">-a</text:span> stands for append (meaning don't remove the user from their existing groups), and <text:span text:style-name="Source_5f_Text">-G</text:span> specifies the secondary groups to add the user to (you can list multiple groups separated by commas).</text:p>
      <text:p text:style-name="Text_20_body">For example, to add the user 'webadmin' to the 'webdevs' group we created earlier, you would use:</text:p>
      <text:p text:style-name="Preformatted_20_Text"><text:span text:style-name="FunctionTok">sudo</text:span><text:span text:style-name="NormalTok"> usermod </text:span><text:span text:style-name="AttributeTok">-aG</text:span><text:span text:style-name="NormalTok"> webdevs webadmin</text:span> </text:p>
      <text:p text:style-name="First_20_paragraph">To verify which groups a user belongs to, you can use the <text:span text:style-name="Source_5f_Text">groups</text:span> command followed by the username:</text:p>
      <text:p text:style-name="Preformatted_20_Text"><text:span text:style-name="FunctionTok">groups</text:span><text:span text:style-name="NormalTok"> webadmin</text:span> </text:p>
      <text:p text:style-name="First_20_paragraph">This will list all the groups the 'webadmin' user is a member of, including their primary group and any secondary groups.</text:p>
      <text:p text:style-name="Text_20_body">The information about groups on the system is stored in the <text:span text:style-name="Source_5f_Text">/etc/group</text:span> file. You can view this file using the <text:span text:style-name="Source_5f_Text">cat</text:span> command or a text editor (like <text:span text:style-name="Source_5f_Text">nano</text:span> or <text:span text:style-name="Source_5f_Text">vim</text:span>). Each line in this file represents a group and contains the group name, password (usually 'x' as actual passwords are stored elsewhere), the group ID (GID), and a comma-separated list of the users who are members of <text:soft-page-break/>that group.</text:p>
      <text:p text:style-name="Text_20_body">Understanding how to add users to secondary groups and knowing where this information is stored is crucial for implementing RBAC. You define your roles as groups and then assign users to these role-based groups.</text:p>
      <text:h text:style-name="Heading_20_2" text:outline-level="2"><text:bookmark-start text:name="implementing-rbac-with-groups-and-permissions"/>Implementing RBAC with Groups and Permissions<text:bookmark-end text:name="implementing-rbac-with-groups-and-permissions"/></text:h>
      <text:p text:style-name="First_20_paragraph">In Linux, every file and directory has associated permissions that control who can access them and how. These permissions are fundamental to implementing RBAC. There are three basic types of permissions:</text:p>
      <text:list xml:id="list1193029989" text:style-name="L13">
        <text:list-item>
          <text:p text:style-name="P17"><text:span text:style-name="T1">Read (r)</text:span>: Allows you to view the contents of a file or list the contents of a directory.</text:p>
        </text:list-item>
        <text:list-item>
          <text:p text:style-name="P17"><text:span text:style-name="T1">Write (w)</text:span>: Allows you to modify the contents of a file or create, delete, or rename files within a directory.</text:p>
        </text:list-item>
        <text:list-item>
          <text:p text:style-name="P17"><text:span text:style-name="T1">Execute (x)</text:span>: Allows you to run a file (if it's a program) or enter a directory.</text:p>
        </text:list-item>
      </text:list>
      <text:p text:style-name="First_20_paragraph">These permissions are assigned to three categories of users:</text:p>
      <text:list xml:id="list1034195824" text:style-name="L14">
        <text:list-item>
          <text:p text:style-name="P18"><text:span text:style-name="T1">User (u)</text:span>: The owner of the file or directory.</text:p>
        </text:list-item>
        <text:list-item>
          <text:p text:style-name="P18"><text:span text:style-name="T1">Group (g)</text:span>: The group associated with the file or directory.</text:p>
        </text:list-item>
        <text:list-item>
          <text:p text:style-name="P18"><text:span text:style-name="T1">Others (o)</text:span>: Any user who is not the owner or a member of the file's group.</text:p>
        </text:list-item>
      </text:list>
      <text:p text:style-name="First_20_paragraph">When you list the details of a file or directory using the <text:span text:style-name="Source_5f_Text">ls -l</text:span> command, you'll see a string of characters like <text:span text:style-name="Source_5f_Text">-rw-r--r--</text:span> or <text:span text:style-name="Source_5f_Text">drwxr-xr-x</text:span>. The first character indicates the file type (e.g., <text:span text:style-name="Source_5f_Text">-</text:span> for a regular file, <text:span text:style-name="Source_5f_Text">d</text:span> for a directory). The next nine characters represent the permissions for the <text:span text:style-name="Source_5f_Text">user</text:span>, <text:span text:style-name="Source_5f_Text">group</text:span>, and <text:span text:style-name="Source_5f_Text">others</text:span>, in that order (three characters each).</text:p>
      <text:p text:style-name="Text_20_body">For example, <text:span text:style-name="Source_5f_Text">-rw-r--r--</text:span> means:</text:p>
      <text:list xml:id="list400959684" text:style-name="L15">
        <text:list-item>
          <text:p text:style-name="P19">The <text:span text:style-name="T1">user</text:span> (owner) has read (<text:span text:style-name="Source_5f_Text">r</text:span>) and write (<text:span text:style-name="Source_5f_Text">w</text:span>) permissions.</text:p>
        </text:list-item>
        <text:list-item>
          <text:p text:style-name="P19">The <text:span text:style-name="T1">group</text:span> has read (<text:span text:style-name="Source_5f_Text">r</text:span>) permission.</text:p>
        </text:list-item>
        <text:list-item>
          <text:p text:style-name="P19"><text:span text:style-name="T1">Others</text:span> have read (<text:span text:style-name="Source_5f_Text">r</text:span>) permission.</text:p>
        </text:list-item>
      </text:list>
      <text:p text:style-name="First_20_paragraph">The <text:span text:style-name="Source_5f_Text">chmod</text:span> (change mode) command is used to modify these permissions. You can use it in two ways: symbolically or numerically.</text:p>
      <text:p text:style-name="Text_20_body"><text:span text:style-name="T1">Symbolic Mode</text:span>: You specify who you want to change permissions for (<text:span text:style-name="Source_5f_Text">u</text:span>, <text:span text:style-name="Source_5f_Text">g</text:span>, <text:span text:style-name="Source_5f_Text">o</text:span>, or <text:span text:style-name="Source_5f_Text">a</text:span> for <text:span text:style-name="Source_5f_Text">all</text:span>), the operation (<text:span text:style-name="Source_5f_Text">+</text:span> to add, <text:span text:style-name="Source_5f_Text">-</text:span> to remove, <text:span text:style-name="Source_5f_Text">=</text:span> to set), and the permission (<text:span text:style-name="Source_5f_Text">r</text:span>, <text:span text:style-name="Source_5f_Text">w</text:span>, <text:span text:style-name="Source_5f_Text">x</text:span>).</text:p>
      <text:p text:style-name="Text_20_body">For example:</text:p>
      <text:list xml:id="list3156762636" text:style-name="L16">
        <text:list-item>
          <text:p text:style-name="P20">To give the group write permission to a file named <text:span text:style-name="Source_5f_Text">data.txt</text:span>:</text:p>
          <text:p text:style-name="P2"><text:span text:style-name="FunctionTok">sudo</text:span><text:span text:style-name="NormalTok"> chmod g+w data.txt</text:span> </text:p>
        </text:list-item>
        <text:list-item>
          <text:p text:style-name="P20">To remove execute permission for others from a script named <text:span text:style-name="Source_5f_Text">run.sh</text:span>:</text:p>
          <text:p text:style-name="P2"><text:span text:style-name="FunctionTok">sudo</text:span><text:span text:style-name="NormalTok"> chmod o-x run.sh</text:span> </text:p>
        </text:list-item>
        <text:list-item>
          <text:p text:style-name="P20">To set the user to have read, write, and execute permissions, the group to have read and execute, and others to have only read permission on a directory named <text:span text:style-name="Source_5f_Text">webfiles</text:span>:</text:p>
          <text:p text:style-name="P2"><text:span text:style-name="FunctionTok">sudo</text:span><text:span text:style-name="NormalTok"> chmod u=rwx,g=rx,o=r webfiles</text:span> </text:p>
        </text:list-item>
      </text:list>
      <text:p text:style-name="First_20_paragraph"><text:soft-page-break/><text:span text:style-name="T1">Numeric Mode</text:span>: You represent the permissions for user, group, and others as a three-digit octal number. Each digit is the sum of the values for read (4), write (2), and execute (1).</text:p>
      <text:p text:style-name="Text_20_body">For example:</text:p>
      <text:list xml:id="list3537458" text:style-name="L17">
        <text:list-item>
          <text:p text:style-name="P21"><text:span text:style-name="Source_5f_Text">7</text:span> (4+2+1) means read, write, and execute.</text:p>
        </text:list-item>
        <text:list-item>
          <text:p text:style-name="P21"><text:span text:style-name="Source_5f_Text">6</text:span> (4+2+0) means read and write.</text:p>
        </text:list-item>
        <text:list-item>
          <text:p text:style-name="P21"><text:span text:style-name="Source_5f_Text">5</text:span> (4+0+1) means read and execute.</text:p>
        </text:list-item>
        <text:list-item>
          <text:p text:style-name="P21"><text:span text:style-name="Source_5f_Text">4</text:span> (4+0+0) means read only.</text:p>
        </text:list-item>
        <text:list-item>
          <text:p text:style-name="P21"><text:span text:style-name="Source_5f_Text">0</text:span> (0+0+0) means no permissions.</text:p>
        </text:list-item>
      </text:list>
      <text:p text:style-name="First_20_paragraph">So, to set the same permissions as in the last symbolic example (<text:span text:style-name="Source_5f_Text">u=rwx,g=rx,o=r</text:span>) using numeric mode, you would do:</text:p>
      <text:p text:style-name="Preformatted_20_Text"><text:span text:style-name="FunctionTok">sudo</text:span><text:span text:style-name="NormalTok"> chmod 754 webfiles</text:span> </text:p>
      <text:p text:style-name="First_20_paragraph">Understanding how <text:span text:style-name="Source_5f_Text">chmod</text:span> works is crucial for RBAC. You'll be using it to set the appropriate permissions on files and directories so that only users belonging to the correct groups (roles) can access and modify them as needed.</text:p>
      <text:h text:style-name="Heading_20_3" text:outline-level="3"><text:bookmark-start text:name="group-ownership"/>Group Ownership<text:bookmark-end text:name="group-ownership"/></text:h>
      <text:p text:style-name="First_20_paragraph">We've discussed how permissions control what actions can be performed on a file or directory. Now, let's talk about <text:span text:style-name="T1">ownership</text:span>. Every file and directory in Linux has an owner (a user) and a group owner (a group). The owner has certain privileges, and the group owner determines which group's permissions apply to the file or directory.</text:p>
      <text:p text:style-name="Text_20_body">Think of it this way: if a file is a document in our library, the user owner is like the person who initially wrote the document. The group owner is like the department or team the document belongs to (e.g., "Finance Department").</text:p>
      <text:p text:style-name="Text_20_body">The <text:span text:style-name="Source_5f_Text">chown</text:span> (change owner) command is used to change the owner of a file or directory. You need to be a superuser (use <text:span text:style-name="Source_5f_Text">sudo</text:span>) to change ownership. The basic syntax is:</text:p>
      <text:p text:style-name="Preformatted_20_Text"><text:span text:style-name="FunctionTok">sudo</text:span><text:span text:style-name="NormalTok"> chown new_owner file_or_directory</text:span> </text:p>
      <text:p text:style-name="First_20_paragraph">You can also change both the owner and the group at the same time using:</text:p>
      <text:p text:style-name="Preformatted_20_Text"><text:span text:style-name="FunctionTok">sudo</text:span><text:span text:style-name="NormalTok"> chown new_owner:new_group file_or_directory</text:span> </text:p>
      <text:p text:style-name="First_20_paragraph">The <text:span text:style-name="Source_5f_Text">chgrp</text:span> (change group) command is specifically used to change the group ownership of a file or directory. Again, you'll typically need sudo:</text:p>
      <text:p text:style-name="Preformatted_20_Text"><text:span text:style-name="FunctionTok">sudo</text:span><text:span text:style-name="NormalTok"> chgrp new_group file_or_directory</text:span> </text:p>
      <text:p text:style-name="First_20_paragraph">Now, why is group ownership so important for RBAC?</text:p>
      <text:p text:style-name="Text_20_body">Imagine you have a directory containing web application files that should be accessible by all members of the 'webdevs' group. You would:</text:p>
      <text:list xml:id="list24857298" text:style-name="L18">
        <text:list-item>
          <text:p text:style-name="P22">Create the 'webdevs' group: <text:span text:style-name="Source_5f_Text">sudo groupadd webdevs</text:span></text:p>
        </text:list-item>
        <text:list-item>
          <text:p text:style-name="P22">Add the appropriate users to this group using <text:span text:style-name="Source_5f_Text">usermod -aG webdevs username</text:span>.</text:p>
        </text:list-item>
        <text:list-item>
          <text:p text:style-name="P22">Set the group ownership of the web application directory to 'webdevs': <text:span text:style-name="Source_5f_Text">sudo chgrp webdevs /var/www/your_app</text:span></text:p>
        </text:list-item>
        <text:list-item>
          <text:p text:style-name="P22"><text:soft-page-break/>Set the permissions on the directory (using <text:span text:style-name="Source_5f_Text">chmod</text:span>) so that the 'webdevs' group has the necessary read, write, and execute permissions. For example, <text:span text:style-name="Source_5f_Text">sudo chmod g+rwx /var/www/your_app</text:span>.</text:p>
        </text:list-item>
      </text:list>
      <text:p text:style-name="First_20_paragraph">By setting the group ownership correctly, you ensure that the permissions you set for the group apply to all users who are members of that group (i.e., those holding the 'web developer' role). This is a cornerstone of implementing RBAC in a Linux environment. You define roles as groups, make those groups the owners of relevant resources, and then set the permissions for those groups accordingly.</text:p>
      <text:h text:style-name="Heading_20_3" text:outline-level="3"><text:bookmark-start text:name="practical-scenarios"/>Practical Scenarios<text:bookmark-end text:name="practical-scenarios"/></text:h>
      <text:p text:style-name="First_20_paragraph">Let's look at a few common server administration tasks and how RBAC using groups and permissions can secure them:</text:p>
      <text:h text:style-name="Heading_20_4" text:outline-level="4"><text:bookmark-start text:name="scenario-1-web-server-access"/>Scenario 1: Web Server Access<text:bookmark-end text:name="scenario-1-web-server-access"/></text:h>
      <text:p text:style-name="First_20_paragraph">Imagine you have a web server running, and you have several developers who need to modify the website files located in <text:span text:style-name="Source_5f_Text">/var/www/html</text:span>. You don't want to give every developer root access, but they need write permissions to this directory.</text:p>
      <text:p text:style-name="Text_20_body">Here's how you might implement RBAC:</text:p>
      <text:list xml:id="list2790784257" text:style-name="L19">
        <text:list-item>
          <text:p text:style-name="P23"><text:span text:style-name="T1">Create a group for web developers</text:span>:</text:p>
          <text:p text:style-name="P3"><text:span text:style-name="FunctionTok">sudo</text:span><text:span text:style-name="NormalTok"> groupadd webdevs</text:span> </text:p>
        </text:list-item>
        <text:list-item>
          <text:p text:style-name="P23"><text:span text:style-name="T1">Add the appropriate developers to this group</text:span>:</text:p>
          <text:p text:style-name="P3"><text:span text:style-name="FunctionTok">sudo</text:span><text:span text:style-name="NormalTok"> usermod </text:span><text:span text:style-name="AttributeTok">-aG</text:span><text:span text:style-name="NormalTok"> webdevs developer1</text:span> </text:p>
          <text:p text:style-name="P3"><text:span text:style-name="FunctionTok">sudo</text:span><text:span text:style-name="NormalTok"> usermod </text:span><text:span text:style-name="AttributeTok">-aG</text:span><text:span text:style-name="NormalTok"> webdevs developer2</text:span> </text:p>
        </text:list-item>
        <text:list-item>
          <text:p text:style-name="P23"><text:span text:style-name="T1">Change the group ownership of the web files directory to the 'webdevs' group</text:span>:</text:p>
          <text:p text:style-name="P3"><text:span text:style-name="FunctionTok">sudo</text:span><text:span text:style-name="NormalTok"> chgrp webdevs /var/www/html</text:span> </text:p>
        </text:list-item>
        <text:list-item>
          <text:p text:style-name="P23"><text:span text:style-name="T1">Set the permissions on the directory to give the 'webdevs' group read, write, and execute permissions (while ensuring others only have read and execute, and the owner has full control)</text:span>:</text:p>
          <text:p text:style-name="P3"><text:span text:style-name="FunctionTok">sudo</text:span><text:span text:style-name="NormalTok"> chmod 775 /var/www/html</text:span> </text:p>
          <text:p text:style-name="P23">(Here, 7 is rwx for the owner, 7 is rwx for the group, and 5 is rx for others).</text:p>
        </text:list-item>
      </text:list>
      <text:p text:style-name="First_20_paragraph">Now, only users in the 'webdevs' group can modify files within /var/www/html.</text:p>
      <text:h text:style-name="Heading_20_4" text:outline-level="4"><text:bookmark-start text:name="scenario-2-database-access"/>Scenario 2: Database Access<text:bookmark-end text:name="scenario-2-database-access"/></text:h>
      <text:p text:style-name="First_20_paragraph">Let's say you have a database server, and you have database administrators who need full access and application users who only need read access to certain databases.</text:p>
      <text:list xml:id="list3442744481" text:style-name="L20">
        <text:list-item>
          <text:p text:style-name="P24"><text:span text:style-name="T1">Create a group for database administrators</text:span>:</text:p>
          <text:p text:style-name="P4"><text:span text:style-name="FunctionTok">sudo</text:span><text:span text:style-name="NormalTok"> groupadd dbadmins</text:span> </text:p>
        </text:list-item>
        <text:list-item>
          <text:p text:style-name="P24"><text:soft-page-break/><text:span text:style-name="T1">Create a group for application users who need read access</text:span>:</text:p>
          <text:p text:style-name="P4"><text:span text:style-name="FunctionTok">sudo</text:span><text:span text:style-name="NormalTok"> groupadd dbreaders</text:span> </text:p>
        </text:list-item>
        <text:list-item>
          <text:p text:style-name="P24"><text:span text:style-name="T1">Add the respective users to these groups</text:span>.</text:p>
        </text:list-item>
        <text:list-item>
          <text:p text:style-name="P24"><text:span text:style-name="T1">Configure the database software itself</text:span> to recognize these groups and grant them appropriate privileges within the database system (this is often done within the database's configuration or using its command-line tools, not just the file system). For example, you might grant the 'dbadmins' group all privileges on all databases and the 'dbreaders' group only SELECT privileges on specific tables.</text:p>
        </text:list-item>
      </text:list>
      <text:h text:style-name="Heading_20_4" text:outline-level="4"><text:bookmark-start text:name="scenario-3-log-file-access"/>Scenario 3: Log File Access<text:bookmark-end text:name="scenario-3-log-file-access"/></text:h>
      <text:p text:style-name="First_20_paragraph">You might have a security team that needs to read the server logs located in /var/log but should not be able to modify them.</text:p>
      <text:list xml:id="list2424265550" text:style-name="L21">
        <text:list-item>
          <text:p text:style-name="P25"><text:span text:style-name="T1">Create a group for the security team</text:span>:</text:p>
          <text:p text:style-name="P5"><text:span text:style-name="FunctionTok">sudo</text:span><text:span text:style-name="NormalTok"> groupadd security</text:span> </text:p>
        </text:list-item>
        <text:list-item>
          <text:p text:style-name="P25"><text:span text:style-name="T1">Add security team members to this group</text:span>.</text:p>
        </text:list-item>
        <text:list-item>
          <text:p text:style-name="P25"><text:span text:style-name="T1">Ensure the group ownership of the</text:span> <text:span text:style-name="Source_5f_Text">/var/log</text:span> <text:span text:style-name="T1">directory and its contents allows the 'security' group to read</text:span>:</text:p>
          <text:p text:style-name="P5"><text:span text:style-name="FunctionTok">sudo</text:span><text:span text:style-name="NormalTok"> chgrp security /var/log</text:span> </text:p>
          <text:p text:style-name="P5"><text:span text:style-name="FunctionTok">sudo</text:span><text:span text:style-name="NormalTok"> chmod g+r /var/log</text:span> </text:p>
          <text:p text:style-name="P25">You might also need to adjust permissions on individual log files to ensure the group has read access.</text:p>
        </text:list-item>
      </text:list>
      <text:p text:style-name="First_20_paragraph">These examples illustrate how you can use groups and file/directory permissions to implement RBAC on your server. By carefully planning your roles (groups) and assigning appropriate permissions to the resources they need to access, you can significantly enhance your server's security.</text:p>
      <text:h text:style-name="Heading_20_2" text:outline-level="2"><text:bookmark-start text:name="advanced-rbac-techniques-optional-introduction"/>Advanced RBAC Techniques (Optional Introduction)<text:bookmark-end text:name="advanced-rbac-techniques-optional-introduction"/></text:h>
      <text:h text:style-name="Heading_20_3" text:outline-level="3"><text:bookmark-start text:name="access-control-lists-acls"/>Access Control Lists (ACLs)<text:bookmark-end text:name="access-control-lists-acls"/></text:h>
      <text:p text:style-name="First_20_paragraph">The standard Linux permissions (user, group, others) are often sufficient for many RBAC implementations. However, there are situations where you might need more fine-grained control over access. This is where <text:span text:style-name="T1">Access Control Lists (ACLs)</text:span> come in.</text:p>
      <text:p text:style-name="Text_20_body">Think of standard permissions as having three main locks on a door: one for the owner, one for the group, and one for everyone else. ACLs are like having the ability to add more specific, individual locks for particular users or groups, even if they aren't the owner or part of the primary group.</text:p>
      <text:p text:style-name="Text_20_body">ACLs allow you to define more precise access rights for specific users or groups to a file or <text:soft-page-break/>directory, beyond the basic owner, group, and others. For example, you might want to give a specific user read-only access to a file even though they are not the owner and not part of the file's group.</text:p>
      <text:p text:style-name="Text_20_body">The primary commands for working with ACLs are:</text:p>
      <text:list xml:id="list1065393345" text:style-name="L22">
        <text:list-item>
          <text:p text:style-name="P26"><text:span text:style-name="Source_5f_Text">setfacl</text:span>: Used to set or modify ACLs on files and directories.</text:p>
        </text:list-item>
        <text:list-item>
          <text:p text:style-name="P26"><text:span text:style-name="Source_5f_Text">getfacl</text:span>: Used to view the ACLs of files and directories.</text:p>
        </text:list-item>
      </text:list>
      <text:p text:style-name="First_20_paragraph">Here's a simple example: Let's say you have a file <text:span text:style-name="Source_5f_Text">important.txt</text:span> owned by user 'alice' and group 'editors'. You want to give user 'bob' read access to this file, even though he's not in the 'editors' group. You could use <text:span text:style-name="Source_5f_Text">setfacl</text:span>:</text:p>
      <text:p text:style-name="Preformatted_20_Text"><text:span text:style-name="FunctionTok">sudo</text:span><text:span text:style-name="NormalTok"> setfacl </text:span><text:span text:style-name="AttributeTok">-m</text:span><text:span text:style-name="NormalTok"> u:bob:r-- important.txt</text:span> </text:p>
      <text:p text:style-name="First_20_paragraph">Here, <text:span text:style-name="Source_5f_Text">-m</text:span> modifies the ACL, <text:span text:style-name="Source_5f_Text">u:bob:r--</text:span> specifies that we're setting permissions for user 'bob' to read-only (<text:span text:style-name="Source_5f_Text">r--</text:span>).</text:p>
      <text:p text:style-name="Text_20_body">When you view the permissions of <text:span text:style-name="Source_5f_Text">important.txt</text:span> with <text:span text:style-name="Source_5f_Text">ls -l</text:span>, you'll notice a <text:span text:style-name="Source_5f_Text">+</text:span> sign at the end of the permission string, indicating the presence of an ACL. To see the detailed ACL, you would use:</text:p>
      <text:p text:style-name="Preformatted_20_Text"><text:span text:style-name="ExtensionTok">getfacl</text:span><text:span text:style-name="NormalTok"> important.txt</text:span> </text:p>
      <text:p text:style-name="First_20_paragraph">ACLs can become necessary in more complex RBAC scenarios where different roles might need very specific access levels to certain resources that don't neatly fit into the standard user, group, others model. For instance, in a project with multiple teams, you might use ACLs to give specific team members read access to certain project files even if the primary group owner is a different team.</text:p>
      <text:p text:style-name="Text_20_body">While ACLs provide more flexibility, they can also be more complex to manage. It's often best to stick with standard group-based permissions when possible and use ACLs only when the added granularity is truly required.</text:p>
      <text:h text:style-name="Heading_20_3" text:outline-level="3"><text:bookmark-start text:name="pluggable-authentication-modules-pam"/>Pluggable Authentication Modules (PAM)<text:bookmark-end text:name="pluggable-authentication-modules-pam"/></text:h>
      <text:p text:style-name="First_20_paragraph">So far, we've focused on file system permissions and group memberships to control access. However, when a user tries to log in or perform certain privileged actions, the system needs to verify their identity (authentication) and then decide if they are allowed to do what they are trying to do (authorization).</text:p>
      <text:p text:style-name="Text_20_body"><text:span text:style-name="T1">Pluggable Authentication Modules (PAM)</text:span> is a powerful and flexible framework in Linux that handles this authentication and authorization process. Think of PAM as a set of building blocks that system administrators can arrange to define different authentication and authorization policies.</text:p>
      <text:p text:style-name="Text_20_body">Instead of having these mechanisms hardcoded into every application, PAM allows you to configure them centrally. This means you can change how users are authenticated (e.g., using passwords, SSH keys, biometric authentication) or how authorization decisions are made without modifying the applications themselves.</text:p>
      <text:p text:style-name="P27"><text:soft-page-break/>How does PAM relate to RBAC?</text:p>
      <text:p text:style-name="Text_20_body">PAM can be configured to integrate with various authorization mechanisms, including group memberships (which we've already discussed). For more sophisticated RBAC implementations, PAM can be used to enforce policies based on roles that go beyond simple group affiliations. For example, you could configure PAM to:</text:p>
      <text:list xml:id="list4290063839" text:style-name="L23">
        <text:list-item>
          <text:p text:style-name="P28">Grant specific privileges to users belonging to a certain group only during specific hours of the day.</text:p>
        </text:list-item>
        <text:list-item>
          <text:p text:style-name="P28">Require multi-factor authentication for users in highly privileged roles.</text:p>
        </text:list-item>
        <text:list-item>
          <text:p text:style-name="P28">Integrate with external identity management systems to determine a user's roles and permissions.</text:p>
        </text:list-item>
      </text:list>
      <text:p text:style-name="First_20_paragraph">While we won't delve into the intricacies of PAM configuration right now, it's important to understand that it's a key component for building more complex and enterprise-level RBAC systems on Linux. PAM provides the underlying framework to enforce role-based policies at the system level, going beyond just file system permi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9:37Z</meta:creation-date>
    <dc:date>2025-06-10T11:55:05.704544490</dc:date>
    <meta:editing-duration>PT35S</meta:editing-duration>
    <meta:editing-cycles>1</meta:editing-cycles>
    <meta:document-statistic meta:table-count="0" meta:image-count="0" meta:object-count="0" meta:page-count="8" meta:paragraph-count="151" meta:word-count="2739" meta:character-count="16482" meta:non-whitespace-character-count="13930"/>
  </office:meta>
</office:document-meta>
</file>